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5917in"/>
    </style:style>
    <style:style style:name="co4" style:family="table-column">
      <style:table-column-properties fo:break-before="auto" style:column-width="18.1047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start" fo:margin-left="0in"/>
    </style:style>
    <style:style style:name="ce11"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2" style:family="table-cell" style:parent-style-name="Default">
      <style:table-cell-properties fo:background-color="transparent"/>
      <style:text-properties fo:font-weight="normal" style:font-weight-asian="normal" style:font-weight-complex="normal"/>
    </style:style>
    <style:style style:name="ce13" style:family="table-cell" style:parent-style-name="Default" style:data-style-name="N117"/>
    <style:style style:name="ce14" style:family="table-cell" style:parent-style-name="Default">
      <style:text-properties fo:font-weight="normal" style:font-weight-asian="normal" style:font-weight-complex="normal"/>
    </style:style>
    <style:style style:name="ce15" style:family="table-cell" style:parent-style-name="Default">
      <style:table-cell-properties fo:background-color="transparent"/>
      <style:text-properties fo:font-weight="bold" style:font-weight-asian="bold" style:font-weight-complex="bold"/>
    </style:style>
    <style:style style:name="ce16" style:family="table-cell" style:parent-style-name="Default">
      <style:table-cell-properties fo:background-color="#b2b2b2"/>
    </style:style>
    <style:style style:name="ce17"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10"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10"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10"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10"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10" office:value-type="string">
            <text:p>Yes</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10"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5"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6"/>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5"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6"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6"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7"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6"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1"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1"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2" office:value-type="string">
            <text:p>Marty: Hello this is the IT department how can I help you?</text:p>
          </table:table-cell>
          <table:table-cell table:style-name="ce15"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2" office:value-type="string">
            <text:p>Phone: Yes my computer is on fire.</text:p>
          </table:table-cell>
          <table:table-cell table:style-name="ce15"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2" office:value-type="string">
            <text:p>Marty: Try installing Service Pack 2.</text:p>
          </table:table-cell>
          <table:table-cell table:style-name="ce15"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2" office:value-type="string">
            <text:p>Phone: Now I'm on fire.</text:p>
          </table:table-cell>
          <table:table-cell table:style-name="ce15"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2" office:value-type="string">
            <text:p>Marty: This wouldn't have happened if you had installed Service Pack 2.</text:p>
          </table:table-cell>
          <table:table-cell table:style-name="ce15"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2" office:value-type="string">
            <text:p>Marty hangs up the phone.</text:p>
          </table:table-cell>
          <table:table-cell table:style-name="ce15"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2" office:value-type="string">
            <text:p>Phone: Hi, my mouse isn't working.</text:p>
          </table:table-cell>
          <table:table-cell table:style-name="ce15"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2" office:value-type="string">
            <text:p>Marty: Feed it CHEEEESE, BITCH.</text:p>
          </table:table-cell>
          <table:table-cell table:style-name="ce15"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2" office:value-type="string">
            <text:p>Phone: This is Beckett, your SUPERIOR. If you see that farmer anywhere, let me know so--</text:p>
          </table:table-cell>
          <table:table-cell table:style-name="ce15"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2" office:value-type="string">
            <text:p>Marty: Beckett I am not unblocking farmersonly.com no matter how many times you ask.</text:p>
          </table:table-cell>
          <table:table-cell table:style-name="ce15"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2" office:value-type="string">
            <text:p>Phone: What?! No!! The FARMER!! If you see her, be sure to--</text:p>
          </table:table-cell>
          <table:table-cell table:style-name="ce15"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2" office:value-type="string">
            <text:p>Phone: Hey Marty it's Craig.</text:p>
          </table:table-cell>
          <table:table-cell table:style-name="ce15"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2" office:value-type="string">
            <text:p>Marty: Oh hey Craig, what's up? Ready to hear some fuckin' funny D&amp;D moments?</text:p>
          </table:table-cell>
          <table:table-cell table:style-name="ce15"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2" office:value-type="string">
            <text:p>Phone: Hell yeah!</text:p>
          </table:table-cell>
          <table:table-cell table:style-name="ce15"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2" office:value-type="string">
            <text:p>Marty: Okay, so, like, fuckin', these three gobulins burst through the door, and one has TWO DICKS...</text:p>
          </table:table-cell>
          <table:table-cell table:style-name="ce15"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2" office:value-type="string">
            <text:p>It seems like this call could go on for a while.</text:p>
          </table:table-cell>
          <table:table-cell table:style-name="ce15"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2" office:value-type="string">
            <text:p>???: God I'm SO FUCKING SICK of this food2 shit. I was SO HUNGRY FOR REAL FOOD.</text:p>
          </table:table-cell>
          <table:table-cell table:style-name="ce15"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2" office:value-type="string">
            <text:p>???: Meats, breads, curries, pastas, fruits, fuck, even VEGETABLES. I just want some REAL FUCKING FOOD.</text:p>
          </table:table-cell>
          <table:table-cell table:style-name="ce15"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2" office:value-type="string">
            <text:p>???: If you don't tell anyone about this, you can have some of my food, too. It'll be our little secret.</text:p>
          </table:table-cell>
          <table:table-cell table:style-name="ce15"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2" office:value-type="string">
            <text:p>The man does not look up from the pile of food in front of him as he continues homfing it down.</text:p>
          </table:table-cell>
          <table:table-cell table:style-name="ce15"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2" office:value-type="string">
            <text:p>You scoop several handfuls of fruit and veggie seeds out of the bin.</text:p>
          </table:table-cell>
          <table:table-cell table:style-name="ce15"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2" office:value-type="string">
            <text:p>You should probably leave some of these for this guy... it looks like he'll need it.</text:p>
          </table:table-cell>
          <table:table-cell table:style-name="ce15"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2" office:value-type="string">
            <text:p>He's still talking to his friend about D&amp;D.</text:p>
          </table:table-cell>
          <table:table-cell table:style-name="ce15"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ed myself often, but it did cross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10: Endings</text:p>
          </table:table-cell>
          <table:table-cell table:style-name="ce8"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ooks</text:p>
          </table:table-cell>
          <table:table-cell table:style-name="ce8" table:number-columns-repeated="1019"/>
          <table:table-cell/>
        </table:table-row>
        <table:table-row table:style-name="ro1">
          <table:table-cell office:value-type="string">
            <text:p>bookVeg</text:p>
          </table:table-cell>
          <table:table-cell/>
          <table:table-cell office:value-type="string">
            <text:p>bname</text:p>
          </table:table-cell>
          <table:table-cell table:style-name="ce13" office:value-type="string">
            <text:p>"Intro to Farming" by Dr. Farmhouse \n A guide to growing crops for beginners.</text:p>
          </table:table-cell>
          <table:table-cell table:style-name="ce15" table:number-columns-repeated="1019"/>
          <table:table-cell table:style-name="ce3"/>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5" table:number-columns-repeated="1019"/>
          <table:table-cell table:style-name="ce3"/>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5" table:number-columns-repeated="1019"/>
          <table:table-cell table:style-name="ce3"/>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5" table:number-columns-repeated="1019"/>
          <table:table-cell table:style-name="ce3"/>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5" table:number-columns-repeated="1019"/>
          <table:table-cell table:style-name="ce3"/>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5" table:number-columns-repeated="1019"/>
          <table:table-cell table:style-name="ce3"/>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5" table:number-columns-repeated="1019"/>
          <table:table-cell table:style-name="ce3"/>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5" table:number-columns-repeated="1019"/>
          <table:table-cell table:style-name="ce3"/>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5" table:number-columns-repeated="1019"/>
          <table:table-cell table:style-name="ce3"/>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5" table:number-columns-repeated="1019"/>
          <table:table-cell table:style-name="ce3"/>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5" table:number-columns-repeated="1019"/>
          <table:table-cell table:style-name="ce3"/>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5" table:number-columns-repeated="1019"/>
          <table:table-cell table:style-name="ce3"/>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5" table:number-columns-repeated="1019"/>
          <table:table-cell table:style-name="ce3"/>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5" table:number-columns-repeated="1019"/>
          <table:table-cell table:style-name="ce3"/>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5" table:number-columns-repeated="1019"/>
          <table:table-cell table:style-name="ce3"/>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5" table:number-columns-repeated="1019"/>
          <table:table-cell table:style-name="ce3"/>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5" table:number-columns-repeated="1019"/>
          <table:table-cell table:style-name="ce3"/>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5" table:number-columns-repeated="1019"/>
          <table:table-cell table:style-name="ce3"/>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5" table:number-columns-repeated="1019"/>
          <table:table-cell table:style-name="ce3"/>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5" table:number-columns-repeated="1019"/>
          <table:table-cell table:style-name="ce3"/>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5" table:number-columns-repeated="1019"/>
          <table:table-cell table:style-name="ce3"/>
        </table:table-row>
        <table:table-row table:style-name="ro1">
          <table:table-cell office:value-type="string">
            <text:p>bookMush</text:p>
          </table:table-cell>
          <table:table-cell/>
          <table:table-cell office:value-type="string">
            <text:p>bname</text:p>
          </table:table-cell>
          <table:table-cell table:style-name="ce10" office:value-type="string">
            <text:p>"Mushroom Logs" by Megan Obello \n An introduction to Mushroom Log Fixtures.</text:p>
          </table:table-cell>
          <table:table-cell table:style-name="ce15" table:number-columns-repeated="1019"/>
          <table:table-cell table:style-name="ce3"/>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5" table:number-columns-repeated="1019"/>
          <table:table-cell table:style-name="ce3"/>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5" table:number-columns-repeated="1019"/>
          <table:table-cell table:style-name="ce3"/>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5" table:number-columns-repeated="1019"/>
          <table:table-cell table:style-name="ce3"/>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5" table:number-columns-repeated="1019"/>
          <table:table-cell table:style-name="ce3"/>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5" table:number-columns-repeated="1019"/>
          <table:table-cell table:style-name="ce3"/>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5" table:number-columns-repeated="1019"/>
          <table:table-cell table:style-name="ce3"/>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5" table:number-columns-repeated="1019"/>
          <table:table-cell table:style-name="ce3"/>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5" table:number-columns-repeated="1019"/>
          <table:table-cell table:style-name="ce3"/>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5" table:number-columns-repeated="1019"/>
          <table:table-cell table:style-name="ce3"/>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5" table:number-columns-repeated="1019"/>
          <table:table-cell table:style-name="ce3"/>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5" table:number-columns-repeated="1019"/>
          <table:table-cell table:style-name="ce3"/>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5" table:number-columns-repeated="1019"/>
          <table:table-cell table:style-name="ce3"/>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5" table:number-columns-repeated="1019"/>
          <table:table-cell table:style-name="ce3"/>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5" table:number-columns-repeated="1019"/>
          <table:table-cell table:style-name="ce3"/>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5" table:number-columns-repeated="1019"/>
          <table:table-cell table:style-name="ce3"/>
        </table:table-row>
        <table:table-row table:style-name="ro1">
          <table:table-cell office:value-type="string">
            <text:p>bookForest1</text:p>
          </table:table-cell>
          <table:table-cell/>
          <table:table-cell office:value-type="string">
            <text:p>book</text:p>
          </table:table-cell>
          <table:table-cell table:style-name="ce13"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5" table:number-columns-repeated="1019"/>
          <table:table-cell table:style-name="ce3"/>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5" table:number-columns-repeated="1019"/>
          <table:table-cell table:style-name="ce3"/>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5" table:number-columns-repeated="1019"/>
          <table:table-cell table:style-name="ce3"/>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5" table:number-columns-repeated="1019"/>
          <table:table-cell table:style-name="ce3"/>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5" table:number-columns-repeated="1019"/>
          <table:table-cell table:style-name="ce3"/>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5" table:number-columns-repeated="1019"/>
          <table:table-cell table:style-name="ce3"/>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5" table:number-columns-repeated="1019"/>
          <table:table-cell table:style-name="ce3"/>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5" table:number-columns-repeated="1019"/>
          <table:table-cell table:style-name="ce3"/>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5" table:number-columns-repeated="1019"/>
          <table:table-cell table:style-name="ce3"/>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5" table:number-columns-repeated="1019"/>
          <table:table-cell table:style-name="ce3"/>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5" table:number-columns-repeated="1019"/>
          <table:table-cell table:style-name="ce3"/>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5" table:number-columns-repeated="1019"/>
          <table:table-cell table:style-name="ce3"/>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5" table:number-columns-repeated="1019"/>
          <table:table-cell table:style-name="ce3"/>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5" table:number-columns-repeated="1019"/>
          <table:table-cell table:style-name="ce3"/>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shit,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VP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10"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10"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10"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10"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10"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10"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10"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10"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 a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10"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10"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10"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10"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10"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10"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10"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10"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10"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10"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10"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10"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10"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10"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10"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10"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10"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10"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10"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10"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10"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10"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10"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10"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May shock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chievements</text:p>
          </table:table-cell>
          <table:table-cell table:style-name="ce8" table:number-columns-repeated="1019"/>
          <table:table-cell/>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 a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 a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ull Inventory Bullshit</text:p>
          </table:table-cell>
          <table:table-cell table:style-name="ce8"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leeping at an Inn</text:p>
          </table:table-cell>
          <table:table-cell table:style-name="ce8"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m fuck that to hell with her."</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Ya Boy at the Farm</text:p>
          </table:table-cell>
          <table:table-cell table:style-name="ce8"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redits</text:p>
          </table:table-cell>
          <table:table-cell table:style-name="ce8" table:number-columns-repeated="1019"/>
          <table:table-cell/>
        </table:table-row>
        <table:table-row table:style-name="ro1">
          <table:table-cell office:value-type="string">
            <text:p>cr0</text:p>
          </table:table-cell>
          <table:table-cell/>
          <table:table-cell office:value-type="string">
            <text:p>chead</text:p>
          </table:table-cell>
          <table:table-cell table:style-name="ce14"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27">02/27/2018</text:date>, <text:time>23:24: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2-27T23:24:39.80</dc:date>
    <dc:creator>Seab Dinch</dc:creator>
    <meta:editing-duration>P59DT7H52M25S</meta:editing-duration>
    <meta:editing-cycles>1024</meta:editing-cycles>
    <meta:document-statistic meta:table-count="1" meta:cell-count="5647" meta:object-count="0"/>
  </office:meta>
</office:document-meta>
</file>